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line-height="100%"/>
      <style:text-properties style:font-name="Times New Roman" fo:font-size="14pt" style:font-size-asian="14pt" style:font-size-complex="14pt"/>
    </style:style>
    <style:style style:name="P2" style:family="paragraph" style:parent-style-name="Standard">
      <style:paragraph-properties fo:line-height="100%"/>
      <style:text-properties style:font-name="Times New Roman" fo:font-size="12pt" style:font-size-asian="12pt" style:font-size-complex="12pt"/>
    </style:style>
    <style:style style:name="P3" style:family="paragraph" style:parent-style-name="Standard" style:list-style-name="L1">
      <style:paragraph-properties fo:line-height="100%"/>
      <style:text-properties style:font-name="Times New Roman" fo:font-size="12pt" style:font-size-asian="12pt" style:font-size-complex="12pt"/>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Facebook UX Teardown</text:h>
      <text:list xml:id="list8666882466357202427" text:style-name="L1">
        <text:list-item>
          <text:p text:style-name="P3">Who is the main user of Facebook? <text:s/></text:p>
          <text:p text:style-name="P3"/>
          <text:p text:style-name="P3">Every literate man, woman, and child on earth with friends and acquaintances. <text:s/>The site is not designed to be optimal for loners.</text:p>
        </text:list-item>
      </text:list>
      <text:p text:style-name="P2"/>
      <text:list xml:id="list2083874203" text:continue-numbering="true" text:style-name="L1">
        <text:list-item>
          <text:p text:style-name="P3">What are the top 3 critical goals for that user? <text:s/></text:p>
        </text:list-item>
      </text:list>
      <text:p text:style-name="P2"/>
      <text:list xml:id="list2010621492" text:continue-numbering="true" text:style-name="L1">
        <text:list-header>
          <text:p text:style-name="P3">The first is to see what friends are up to in their personal lives, the second is to update friends on what the user is up to in their personal life, and the third is to consume/share miscellaneous media content, be it news, makeup tips, music videos, etc. <text:s/></text:p>
        </text:list-header>
      </text:list>
      <text:p text:style-name="P2"/>
      <text:list xml:id="list1360437446" text:continue-numbering="true" text:style-name="L1">
        <text:list-item>
          <text:p text:style-name="P3">What is the site's approximate information architecture? (in general -- don't get caught up in the details too much) <text:s/></text:p>
        </text:list-item>
      </text:list>
      <text:p text:style-name="P2"/>
      <text:list xml:id="list113972260" text:continue-numbering="true" text:style-name="L1">
        <text:list-header>
          <text:p text:style-name="P3">The user logs in via the landing page, then is taken to a feed which contains updates from friends as well as ads targeted at them and allows the user to create posts for friends to view. <text:s/>This feed is flanked to the side by many links to news, events, more ads, groups the user is a member of, and apps, for example. <text:s/>Above the feed, we have a navigation bar, which includes a search bar, a link to the user's personal page, a link to the home page, a link to find friends, and other links for various purposes such as to check on friend requests received and to adjust privacy settings. <text:s/>The information architecture for this web application is not a simple hierarchical chart, it's more like a never-ending series of spiderwebs connected to many other spiderwebs, with the login page at the center of each user's web.</text:p>
        </text:list-header>
      </text:list>
      <text:p text:style-name="P2"/>
      <text:list xml:id="list1624051290" text:continue-numbering="true" text:style-name="L1">
        <text:list-item>
          <text:p text:style-name="P3">For your top user goal, what is likely to make the user's experience particularly satisfying? <text:s/></text:p>
          <text:p text:style-name="P3">Seeing the most important updates from friends on the home page.</text:p>
        </text:list-item>
      </text:list>
      <text:p text:style-name="P2"/>
      <text:list xml:id="list413084607" text:continue-numbering="true" text:style-name="L1">
        <text:list-item>
          <text:p text:style-name="P3">To accomplish this goal, how does the user flow through the site's architecture? (ie. which pages are visited and what are clicked?) <text:s/></text:p>
        </text:list-item>
      </text:list>
      <text:p text:style-name="P2"/>
      <text:list xml:id="list1546049692" text:continue-numbering="true" text:style-name="L1">
        <text:list-header>
          <text:p text:style-name="P3">On the landing page, the user enters their userid and password and clicks on the Login link. <text:s/>That's it, one click, and the user is taken straight to the home page feed which provides content created or shared by the user's friends (as well as ads). <text:s/>The content is organized based on the relative importance to the user, determined by the user's actions on the site and the interactions thereof with Facebook's algorithms for determining the most desirable content for that user.</text:p>
        </text:list-header>
      </text:list>
      <text:p text:style-name="P2"/>
      <text:list xml:id="list1552735338" text:continue-numbering="true" text:style-name="L1">
        <text:list-item>
          <text:p text:style-name="P3">What style(s) of navigation is/are used? Do they answer the two key questions (Where am I and how did I get here? Where should I go next and how do I get there?)? <text:s/></text:p>
        </text:list-item>
      </text:list>
      <text:p text:style-name="P2"/>
      <text:list xml:id="list101754369" text:continue-numbering="true" text:style-name="L1">
        <text:list-header>
          <text:p text:style-name="P3">The primary links which serve to orient and guide the user through the site are in the horizontal navigation bar on top of every page. <text:s/>The Home link does not remain highlighted when the user is on the home page, and the same goes for the other links in the navigation bar, so no, the user does not know where they are, unless they are familiar with the site, and there is also no trail showing the user how they arrived at their current destination. <text:s/>Facebook does not really guide you as to where to go next or how to get there. <text:s/>In that sense, it is similar to an open world video game in that users are free to go anywhere they would like to go. <text:s/>It is very easy to become immersed in Facebook, bouncing from a friend's post, to a news article, to the profile of a person that commented on a post or article, to a profile <text:soft-page-break/>of a friend of that person's, and so on and so forth. <text:s/>The loose, relatively unrestrictive information architecture of Facebook encourages the user to roam freely, consuming the limitless amount of user-generated/shared content, while simultaneously being served targeted ad content provided by Facebook's clients. <text:s/>If the information architecture was streamlined, the user would log on, retrieve the information the user needed, and then log off quickly. <text:s/>That expeditious use of the site would not be ideal for advertisers and would adversely affect ad revenue for Facebook, so the lack of clarity in regards to site navigation helps Facebook's business model.</text:p>
        </text:list-header>
      </text:list>
      <text:p text:style-name="P2"/>
      <text:list xml:id="list288903718" text:continue-numbering="true" text:style-name="L1">
        <text:list-item>
          <text:p text:style-name="P3">What does Facebook do well to allow the user to accomplish the top goal effectively, efficiently and with good satisfaction? <text:s/></text:p>
        </text:list-item>
      </text:list>
      <text:p text:style-name="P2"/>
      <text:list xml:id="list1791953153" text:continue-numbering="true" text:style-name="L1">
        <text:list-header>
          <text:p text:style-name="P3">The home page feed gives the user the content the user desires to consume. <text:s/>It accomplishes this through the interaction of the user's actions on the site and Facebook's algorithms (and certain user-modifiable settings). <text:s/></text:p>
        </text:list-header>
      </text:list>
      <text:p text:style-name="P2"/>
      <text:list xml:id="list546183890" text:continue-numbering="true" text:style-name="L1">
        <text:list-item>
          <text:p text:style-name="P3">What does Facebook do poorly when allowing the user to accomplish the top goal effectively, efficiently and with good satisfaction? <text:s/></text:p>
        </text:list-item>
      </text:list>
      <text:p text:style-name="P2"/>
      <text:list xml:id="list867738899" text:continue-numbering="true" text:style-name="L1">
        <text:list-header>
          <text:p text:style-name="P3">The ads. <text:s/>The ads are inserted into the user's feed and get in the way of the user viewing their friends' content. <text:s/>That said, the ads keep Facebook in operation, so people understand and are willing to continue using the product despite the distraction they create from the user's top goal of getting updates on their friends' personal lives. <text:s/>This cooperation by the user is aided by Facebook making the ads as unobtrusive as possible (designing them to have much the same look and feel as the rest of the site) and attempting to make the ads relevant to the user.</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an Camacho</meta:initial-creator>
    <meta:creation-date>2015-04-19T02:29:51</meta:creation-date>
    <meta:generator>OpenOffice/4.1.1$Unix OpenOffice.org_project/411m6$Build-9775</meta:generator>
    <dc:date>2015-04-28T11:18:56</dc:date>
    <dc:creator>Adan Camacho</dc:creator>
    <meta:editing-duration>PT17H49M22S</meta:editing-duration>
    <meta:editing-cycles>11</meta:editing-cycles>
    <meta:document-statistic meta:table-count="0" meta:image-count="0" meta:object-count="0" meta:page-count="2" meta:paragraph-count="17" meta:word-count="866" meta:character-count="4918"/>
  </office:meta>
</office:document-meta>
</file>